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EE0000037A28D1801F1A1B74AA.png" manifest:media-type="image/png"/>
  <manifest:file-entry manifest:full-path="Pictures/1000020100000DF200000326D8F94BFADB08DA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stroke="dash" draw:stroke-dash="Ultrafine_20_Dashed" draw:fill-color="#8d1d75" draw:textarea-horizontal-align="justify" draw:textarea-vertical-align="middle" draw:auto-grow-height="false" fo:min-height="0.579cm" fo:min-width="9.438cm"/>
      <style:paragraph-properties style:writing-mode="lr-tb"/>
    </style:style>
    <style:style style:name="gr4" style:family="graphic" style:parent-style-name="Default_5f_2">
      <style:graphic-properties draw:stroke="dash" draw:stroke-dash="Ultrafine_20_Dashed" draw:fill-color="#fff5ce" draw:textarea-horizontal-align="justify" draw:textarea-vertical-align="middle" draw:auto-grow-height="false" fo:min-height="0.579cm" fo:min-width="9.968cm"/>
      <style:paragraph-properties style:writing-mode="lr-tb"/>
    </style:style>
    <style:style style:name="gr5" style:family="graphic" style:parent-style-name="Default_5f_2">
      <style:graphic-properties draw:stroke="dash" draw:stroke-dash="Ultrafine_20_Dashed" draw:fill-color="#eeeeee" draw:textarea-horizontal-align="justify" draw:textarea-vertical-align="middle" draw:auto-grow-height="false" fo:min-height="0.583cm" fo:min-width="10.52cm"/>
      <style:paragraph-properties style:writing-mode="lr-tb"/>
    </style:style>
    <style:style style:name="gr6" style:family="graphic" style:parent-style-name="Default_5f_2">
      <style:graphic-properties draw:stroke="dash" draw:stroke-dash="Ultrafine_20_Dashed" draw:fill="solid" draw:fill-color="#ffdbb6" draw:textarea-horizontal-align="justify" draw:textarea-vertical-align="middle" draw:auto-grow-height="false" fo:min-height="0.583cm" fo:min-width="11.099cm"/>
      <style:paragraph-properties style:writing-mode="lr-tb"/>
    </style:style>
    <style:style style:name="gr7" style:family="graphic" style:parent-style-name="Default_5f_2">
      <style:graphic-properties draw:stroke="dash" draw:stroke-dash="Ultrafine_20_Dashed" draw:fill="solid" draw:fill-color="#f7d1d5" draw:textarea-horizontal-align="justify" draw:textarea-vertical-align="middle" draw:auto-grow-height="false" fo:min-height="0.583cm" fo:min-width="11.387cm"/>
      <style:paragraph-properties style:writing-mode="lr-tb"/>
    </style:style>
    <style:style style:name="gr8" style:family="graphic" style:parent-style-name="standard">
      <style:graphic-properties svg:stroke-color="#f7d1d5" draw:fill="solid" draw:fill-color="#ffffff" draw:textarea-horizontal-align="justify" draw:textarea-vertical-align="middle" draw:auto-grow-height="false" fo:min-height="5.001cm" fo:min-width="10.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fill-color="#ffffa6" draw:textarea-horizontal-align="justify" draw:textarea-vertical-align="middle" draw:auto-grow-height="false" fo:min-height="0.75cm" fo:min-width="1.5cm"/>
      <style:paragraph-properties style:writing-mode="lr-tb"/>
    </style:style>
    <style:style style:name="gr11" style:family="graphic" style:parent-style-name="Default_5f_3">
      <style:graphic-properties draw:stroke="none" draw:fill="none" fo:min-height="0.5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13" style:family="graphic" style:parent-style-name="Default_5f_3">
      <style:graphic-properties draw:stroke="none" draw:fill="none" fo:min-height="1.161cm"/>
      <style:paragraph-properties style:writing-mode="lr-tb"/>
    </style:style>
    <style:style style:name="gr14" style:family="graphic" style:parent-style-name="standard">
      <style:graphic-properties svg:stroke-color="#000000" draw:fill-color="#729fcf" draw:textarea-horizontal-align="justify" draw:textarea-vertical-align="middle" draw:auto-grow-height="false" fo:min-height="0.95cm" fo:min-width="1.905cm"/>
    </style:style>
    <style:style style:name="gr15" style:family="graphic" style:parent-style-name="standard">
      <style:graphic-properties draw:fill-color="#ffffa6" draw:textarea-horizontal-align="justify" draw:textarea-vertical-align="middle" draw:auto-grow-height="false" fo:min-height="0.75cm" fo:min-width="1.5cm"/>
    </style:style>
    <style:style style:name="gr16" style:family="graphic" style:parent-style-name="Default_5f_3">
      <style:graphic-properties draw:stroke="none" draw:fill="none" fo:min-height="0.713cm"/>
      <style:paragraph-properties style:writing-mode="lr-tb"/>
    </style:style>
    <style:style style:name="gr17" style:family="graphic" style:parent-style-name="Default_5f_3">
      <style:graphic-properties draw:stroke="none" draw:fill="none" fo:min-height="0.75cm"/>
      <style:paragraph-properties style:writing-mode="lr-tb"/>
    </style:style>
    <style:style style:name="gr18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65cm" fo:min-width="9.3cm" draw:shadow-opacity="100%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33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924cm"/>
      <style:paragraph-properties style:writing-mode="lr-tb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3.465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start" fo:text-indent="0cm" style:writing-mode="lr-tb"/>
      <style:text-properties fo:color="#eeeeee" style:font-name="Open Sans" fo:font-size="22pt" style:font-size-asian="24pt" style:font-size-complex="24pt"/>
    </style:style>
    <style:style style:name="P7" style:family="paragraph">
      <loext:graphic-properties draw:fill-color="#8d1d75"/>
      <style:paragraph-properties fo:margin-left="0cm" fo:margin-right="0cm" fo:text-align="start" fo:text-indent="0cm" style:writing-mode="lr-tb"/>
      <style:text-properties fo:color="#eeeeee" style:font-name="Open Sans" fo:font-size="22pt" style:font-size-asian="24pt" style:font-size-complex="24pt"/>
    </style:style>
    <style:style style:name="P8" style:family="paragraph">
      <style:paragraph-properties fo:text-align="start" style:writing-mode="lr-tb"/>
      <style:text-properties fo:color="#000000" style:font-name="Open Sans" fo:font-size="22pt" style:font-size-asian="24pt" style:font-size-complex="24pt"/>
    </style:style>
    <style:style style:name="P9" style:family="paragraph">
      <loext:graphic-properties draw:fill-color="#fff5ce"/>
      <style:paragraph-properties fo:text-align="start" style:writing-mode="lr-tb"/>
      <style:text-properties fo:color="#000000" style:font-name="Open Sans" fo:font-size="22pt" style:font-size-asian="24pt" style:font-size-complex="24pt"/>
    </style:style>
    <style:style style:name="P10" style:family="paragraph">
      <loext:graphic-properties draw:fill-color="#eeeeee"/>
      <style:paragraph-properties fo:text-align="start" style:writing-mode="lr-tb"/>
      <style:text-properties fo:color="#000000" style:font-name="Open Sans" fo:font-size="22pt" style:font-size-asian="24pt" style:font-size-complex="24pt"/>
    </style:style>
    <style:style style:name="P11" style:family="paragraph">
      <style:paragraph-properties fo:text-align="start" style:writing-mode="lr-tb"/>
      <style:text-properties style:font-name="Open Sans" fo:font-size="22pt" style:font-size-asian="24pt" style:font-size-complex="24pt"/>
    </style:style>
    <style:style style:name="P12" style:family="paragraph">
      <loext:graphic-properties draw:fill="solid" draw:fill-color="#ffdbb6"/>
      <style:paragraph-properties fo:text-align="start" style:writing-mode="lr-tb"/>
      <style:text-properties style:font-name="Open Sans" fo:font-size="22pt" style:font-size-asian="24pt" style:font-size-complex="24pt"/>
    </style:style>
    <style:style style:name="P13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14" style:family="paragraph">
      <loext:graphic-properties draw:fill="solid" draw:fill-color="#f7d1d5"/>
      <style:paragraph-properties fo:text-align="start" style:writing-mode="lr-tb"/>
      <style:text-properties style:font-name="Open Sans" fo:font-size="22pt" style:font-size-asian="24pt" style:font-size-complex="24pt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style:font-name="OpenSans1" fo:font-size="14pt" style:text-underline-style="solid" style:text-underline-width="auto" style:text-underline-color="font-color" style:font-size-asian="14pt" style:font-size-complex="14pt"/>
    </style:style>
    <style:style style:name="P17" style:family="paragraph">
      <loext:graphic-properties draw:fill-color="#ffffa6"/>
      <style:paragraph-properties fo:text-align="center" style:writing-mode="lr-tb"/>
      <style:text-properties style:font-name="OpenSans1" fo:font-size="14pt"/>
    </style:style>
    <style:style style:name="P18" style:family="paragraph">
      <loext:graphic-properties draw:fill="none" draw:fill-color="#ffffff"/>
      <style:paragraph-properties style:writing-mode="lr-tb"/>
      <style:text-properties style:font-name="OpenSans1" fo:font-size="14pt"/>
    </style:style>
    <style:style style:name="P19" style:family="paragraph">
      <style:paragraph-properties style:writing-mode="lr-tb"/>
    </style:style>
    <style:style style:name="P20" style:family="paragraph">
      <loext:graphic-properties draw:fill="none"/>
      <style:paragraph-properties style:writing-mode="lr-tb"/>
      <style:text-properties style:font-name="OpenSans1" fo:font-size="14pt"/>
    </style:style>
    <style:style style:name="P21" style:family="paragraph">
      <loext:graphic-properties draw:fill-color="#729fcf"/>
      <style:paragraph-properties fo:text-align="center"/>
    </style:style>
    <style:style style:name="P22" style:family="paragraph">
      <loext:graphic-properties draw:fill-color="#ffffa6"/>
      <style:paragraph-properties fo:text-align="center"/>
      <style:text-properties style:font-name="OpenSans1" fo:font-size="14pt"/>
    </style:style>
    <style:style style:name="P23" style:family="paragraph">
      <loext:graphic-properties draw:fill="solid" draw:fill-color="#ffffff" draw:opacity="100%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style:font-name="OpenSans1"/>
    </style:style>
    <style:style style:name="P25" style:family="paragraph">
      <loext:graphic-properties draw:fill="none"/>
      <style:paragraph-properties fo:text-align="center"/>
      <style:text-properties style:font-name="OpenSans1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eeeeee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color="#000000" style:font-name="Open Sans" fo:font-size="24pt" style:font-size-asian="24pt" style:font-size-complex="24pt"/>
    </style:style>
    <style:style style:name="T6" style:family="text">
      <style:text-properties fo:color="#000000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10" style:family="text">
      <style:text-properties style:font-name="OpenSans1" fo:font-size="14pt" style:text-underline-style="solid" style:text-underline-width="auto" style:text-underline-color="font-color" style:font-size-asian="14pt" style:font-size-complex="14pt"/>
    </style:style>
    <style:style style:name="T11" style:family="text">
      <style:text-properties style:font-name="OpenSans1" fo:font-size="14pt" style:text-underline-style="none" style:font-size-asian="14pt" style:font-size-complex="14pt"/>
    </style:style>
    <style:style style:name="T12" style:family="text">
      <style:text-properties style:font-name="OpenSans1" fo:font-size="14pt"/>
    </style:style>
    <style:style style:name="T13" style:family="text">
      <style:text-properties style:font-name="Open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Stack</text:span><text:span text:style-name="T1"> – Array </text:span><text:span text:style-name="T1">Implement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S</text:span><text:span text:style-name="T3">t</text:span><text:span text:style-name="T3">a</text:span><text:span text:style-name="T3">c</text:span><text:span text:style-name="T3">k </text:span><text:span text:style-name="T3">– </text:span><text:span text:style-name="T3">A</text:span><text:span text:style-name="T3">rr</text:span><text:span text:style-name="T3">a</text:span><text:span text:style-name="T3">y </text:span><text:span text:style-name="T3">I</text:span><text:span text:style-name="T3">m</text:span><text:span text:style-name="T3">pl</text:span><text:span text:style-name="T3">e</text:span><text:span text:style-name="T3">m</text:span><text:span text:style-name="T3">e</text:span><text:span text:style-name="T3">n</text:span><text:span text:style-name="T3">t</text:span><text:span text:style-name="T3">a</text:span><text:span text:style-name="T3">ti</text:span><text:span text:style-name="T3">o</text:span><text:span text:style-name="T3">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_introduction" draw:style-name="dp1" draw:master-page-name="content" presentation:presentation-page-layout-name="AL2T1">
        <office:forms form:automatic-focus="false" form:apply-design-mode="false"/>
        <draw:custom-shape draw:style-name="gr3" draw:text-style-name="P7" xml:id="id1" draw:id="id1" draw:layer="layout" svg:width="12.354cm" svg:height="1.029cm" svg:x="-0.652cm" svg:y="5.032cm">
          <text:p text:style-name="P6"><text:span text:style-name="T4"><text:s text:c="2"/></text:span><text:span text:style-name="T4">Create </text:span><text:span text:style-name="T4">Stack</text:span></text:p>
          <draw:enhanced-geometry svg:viewBox="0 0 21600 21600" draw:mirror-horizontal="true" draw:glue-points="?f6 0 10800 ?f8 ?f11 10800 ?f9 21600 10800 ?f10 ?f5 10800" draw:text-areas="?f3 ?f3 ?f4 ?f4" draw:type="parallelogram" draw:modifiers="870.6434641845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9" xml:id="id2" draw:id="id2" draw:layer="layout" svg:width="12.994cm" svg:height="1.029cm" svg:x="-0.622cm" svg:y="6.429cm">
          <text:p text:style-name="P8"><text:span text:style-name="T5"><text:s text:c="2"/></text:span><text:span text:style-name="T5">Insert an </text:span><text:span text:style-name="T5">Element</text:span></text:p>
          <draw:enhanced-geometry svg:viewBox="0 0 21600 21600" draw:mirror-horizontal="true" draw:glue-points="?f6 0 10800 ?f8 ?f11 10800 ?f9 21600 10800 ?f10 ?f5 10800" draw:text-areas="?f3 ?f3 ?f4 ?f4" draw:type="parallelogram" draw:modifiers="841.03332085361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0" xml:id="id3" draw:id="id3" draw:layer="layout" svg:width="13.636cm" svg:height="1.029cm" svg:x="-0.569cm" svg:y="7.842cm">
          <text:p text:style-name="P8"><text:span text:style-name="T6"><text:s/></text:span><text:span text:style-name="T6">Delete an </text:span><text:span text:style-name="T6">Element</text:span></text:p>
          <draw:enhanced-geometry svg:viewBox="0 0 21600 21600" draw:mirror-horizontal="true" draw:glue-points="?f6 0 10800 ?f8 ?f11 10800 ?f9 21600 10800 ?f10 ?f5 10800" draw:text-areas="?f3 ?f3 ?f4 ?f4" draw:type="parallelogram" draw:modifiers="772.9559287233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2" xml:id="id4" draw:id="id4" draw:layer="layout" svg:width="14.337cm" svg:height="1.029cm" svg:x="-0.649cm" svg:y="9.256cm">
          <text:p text:style-name="P11"><text:span text:style-name="T7"><text:s/></text:span><text:span text:style-name="T7">Print Stack </text:span></text:p>
          <draw:enhanced-geometry svg:viewBox="0 0 21600 21600" draw:mirror-horizontal="true" draw:glue-points="?f6 0 10800 ?f8 ?f11 10800 ?f9 21600 10800 ?f10 ?f5 10800" draw:text-areas="?f3 ?f3 ?f4 ?f4" draw:type="parallelogram" draw:modifiers="751.7366438833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5" draw:text-style-name="P13" draw:layer="layout" svg:width="19.5cm" svg:height="2.597cm" svg:x="0.649cm" svg:y="0.304cm" presentation:class="title" presentation:user-transformed="true">
          <draw:text-box>
            <text:p><text:span text:style-name="T8">Data Structure –Stack-</text:span><text:span text:style-name="T8">Array Implementation </text:span><text:span text:style-name="T9"><text:line-break/></text:span><text:span text:style-name="T9">Operations</text:span></text:p>
          </draw:text-box>
        </draw:frame>
        <draw:custom-shape draw:style-name="gr7" draw:text-style-name="P14" xml:id="id5" draw:id="id5" draw:layer="layout" svg:width="14.693cm" svg:height="1.029cm" svg:x="-0.5cm" svg:y="10.783cm">
          <text:p text:style-name="P11"><text:span text:style-name="T7">Delete Stack </text:span></text:p>
          <draw:enhanced-geometry svg:viewBox="0 0 21600 21600" draw:mirror-horizontal="true" draw:glue-points="?f6 0 10800 ?f8 ?f11 10800 ?f9 21600 10800 ?f10 ?f5 10800" draw:text-areas="?f3 ?f3 ?f4 ?f4" draw:type="parallelogram" draw:modifiers="751.7366438833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0-width/2;x" smil:keyTimes="0;1"/>
                  <anim:animate smil:dur="1s" smil:fill="hold" smil:targetElement="id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0-width/2;x" smil:keyTimes="0;1"/>
                  <anim:animate smil:dur="1s" smil:fill="hold" smil:targetElement="id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3" smil:attributeName="visibility" smil:to="visible"/>
                  <anim:animate smil:dur="1s" smil:fill="hold" smil:targetElement="id3" smil:attributeName="x" smil:values="0-width/2;x" smil:keyTimes="0;1"/>
                  <anim:animate smil:dur="1s" smil:fill="hold" smil:targetElement="id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/>
                  <anim:animate smil:dur="0.5s" smil:fill="hold" smil:targetElement="id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5" smil:attributeName="visibility" smil:to="visible"/>
                  <anim:animate smil:dur="1s" smil:fill="hold" smil:targetElement="id5" smil:attributeName="x" smil:values="0-width/2;x" smil:keyTimes="0;1"/>
                  <anim:animate smil:dur="1s" smil:fill="hold" smil:targetElement="id5" smil:attributeName="y" smil:values="y;y" smil:keyTimes="0;1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Stack – </text:span><text:span text:style-name="T3">free_stack(st</text:span><text:span text:style-name="T3">ack)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custom-shape draw:style-name="gr8" draw:text-style-name="P15" xml:id="id14" draw:id="id14" draw:layer="layout" svg:width="11.1cm" svg:height="5.251cm" svg:x="2.5cm" svg:y="4.649cm">
          <text:p/>
          <draw:enhanced-geometry svg:viewBox="0 0 21600 21600" draw:type="rectangle" draw:enhanced-path="M 0 0 L 21600 0 21600 21600 0 21600 0 0 Z N"/>
        </draw:custom-shape>
        <draw:frame draw:style-name="gr9" draw:text-style-name="P16" xml:id="id6" draw:id="id6" draw:layer="layout" svg:width="3.3cm" svg:height="0.962cm" svg:x="19.757cm" svg:y="3.576cm">
          <draw:text-box>
            <text:p><text:span text:style-name="T10">size</text:span><text:span text:style-name="T11"> = 4</text:span></text:p>
          </draw:text-box>
        </draw:frame>
        <draw:g xml:id="id10" draw:id="id10">
          <draw:custom-shape draw:style-name="gr10" draw:text-style-name="P17" draw:layer="layout" svg:width="2cm" svg:height="1cm" svg:x="17.957cm" svg:y="6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8" draw:layer="layout" svg:width="2.8cm" svg:height="0.962cm" svg:x="15.557cm" svg:y="6.976cm">
            <draw:text-box>
              <text:p><text:span text:style-name="T12">cap</text:span><text:span text:style-name="T12">acit</text:span><text:span text:style-name="T12">y</text:span></text:p>
            </draw:text-box>
          </draw:frame>
        </draw:g>
        <draw:frame draw:style-name="gr11" draw:text-style-name="P20" xml:id="id7" draw:id="id7" draw:layer="layout" svg:width="1cm" svg:height="0.831cm" svg:x="18.557cm" svg:y="7.007cm">
          <draw:text-box>
            <text:p text:style-name="P19"><text:span text:style-name="T12">4</text:span></text:p>
          </draw:text-box>
        </draw:frame>
        <draw:g xml:id="id8" draw:id="id8">
          <draw:custom-shape draw:style-name="gr10" draw:text-style-name="P17" draw:layer="layout" svg:width="2cm" svg:height="1cm" svg:x="17.957cm" svg:y="8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8" draw:layer="layout" svg:width="1.8cm" svg:height="0.962cm" svg:x="16.857cm" svg:y="9.038cm">
            <draw:text-box>
              <text:p><text:span text:style-name="T12">top</text:span></text:p>
            </draw:text-box>
          </draw:frame>
        </draw:g>
        <draw:frame draw:style-name="gr11" draw:text-style-name="P20" xml:id="id9" draw:id="id9" draw:layer="layout" svg:width="1.4cm" svg:height="0.831cm" svg:x="18.357cm" svg:y="9.038cm">
          <draw:text-box>
            <text:p text:style-name="P19"><text:span text:style-name="T12">3</text:span></text:p>
          </draw:text-box>
        </draw:frame>
        <draw:g xml:id="id11" draw:id="id11">
          <draw:frame draw:style-name="gr12" draw:text-style-name="P18" draw:layer="layout" svg:width="1.7cm" svg:height="0.831cm" svg:x="22.3cm" svg:y="9.838cm">
            <draw:text-box>
              <text:p><text:span text:style-name="T12">item</text:span></text:p>
            </draw:text-box>
          </draw:frame>
          <draw:g>
            <draw:g>
              <draw:frame draw:style-name="gr13" draw:text-style-name="P20" draw:layer="layout" svg:width="2.411cm" svg:height="1.411cm" svg:x="24.341cm" svg:y="8.875cm">
                <draw:text-box>
                  <text:p text:style-name="P19"><text:span text:style-name="T12">item[0]</text:span></text:p>
                </draw:text-box>
              </draw:frame>
              <draw:frame draw:style-name="gr13" draw:text-style-name="P20" draw:layer="layout" svg:width="2.411cm" svg:height="1.411cm" svg:x="24.335cm" svg:y="7.675cm">
                <draw:text-box>
                  <text:p text:style-name="P19"><text:span text:style-name="T12">item[1]</text:span></text:p>
                </draw:text-box>
              </draw:frame>
              <draw:frame draw:style-name="gr13" draw:text-style-name="P20" draw:layer="layout" svg:width="2.411cm" svg:height="1.411cm" svg:x="24.389cm" svg:y="6.438cm">
                <draw:text-box>
                  <text:p text:style-name="P19"><text:span text:style-name="T12">item</text:span><text:span text:style-name="T12">[2]</text:span></text:p>
                </draw:text-box>
              </draw:frame>
              <draw:frame draw:style-name="gr13" draw:text-style-name="P20" draw:layer="layout" svg:width="2.411cm" svg:height="1.411cm" svg:x="24.389cm" svg:y="5.175cm">
                <draw:text-box>
                  <text:p text:style-name="P19"><text:span text:style-name="T12">item[3]</text:span></text:p>
                </draw:text-box>
              </draw:frame>
              <draw:g>
                <draw:custom-shape draw:style-name="gr14" draw:text-style-name="P21" draw:layer="layout" svg:width="2.405cm" svg:height="1.2cm" svg:x="22.057cm" svg:y="8.63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4" draw:text-style-name="P21" draw:layer="layout" svg:width="2.405cm" svg:height="1.2cm" svg:x="22.057cm" svg:y="7.43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4" draw:text-style-name="P21" draw:layer="layout" svg:width="2.405cm" svg:height="1.2cm" svg:x="22.057cm" svg:y="6.23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4" draw:text-style-name="P21" draw:layer="layout" svg:width="2.405cm" svg:height="1.2cm" svg:x="22.057cm" svg:y="5.038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frame draw:style-name="gr11" draw:text-style-name="P20" draw:layer="layout" svg:width="1.684cm" svg:height="0.831cm" svg:x="22.469cm" svg:y="8.875cm">
              <draw:text-box>
                <text:p text:style-name="P19"><text:span text:style-name="T12">1</text:span><text:span text:style-name="T12">0</text:span></text:p>
              </draw:text-box>
            </draw:frame>
            <draw:frame draw:style-name="gr11" draw:text-style-name="P20" draw:layer="layout" svg:width="1.684cm" svg:height="0.831cm" svg:x="22.469cm" svg:y="7.8cm">
              <draw:text-box>
                <text:p text:style-name="P19"><text:span text:style-name="T12">20</text:span></text:p>
              </draw:text-box>
            </draw:frame>
            <draw:frame draw:style-name="gr11" draw:text-style-name="P20" draw:layer="layout" svg:width="1.443cm" svg:height="0.831cm" svg:x="22.469cm" svg:y="5.4cm">
              <draw:text-box>
                <text:p text:style-name="P19"><text:span text:style-name="T12">40</text:span></text:p>
              </draw:text-box>
            </draw:frame>
            <draw:frame draw:style-name="gr11" draw:text-style-name="P20" draw:layer="layout" svg:width="1.684cm" svg:height="0.831cm" svg:x="22.469cm" svg:y="6.6cm">
              <draw:text-box>
                <text:p text:style-name="P19"><text:span text:style-name="T12">30</text:span></text:p>
              </draw:text-box>
            </draw:frame>
          </draw:g>
        </draw:g>
        <draw:frame presentation:style-name="pr5" draw:text-style-name="P13" draw:layer="layout" svg:width="25.451cm" svg:height="2.597cm" svg:x="0.55cm" svg:y="0.207cm" presentation:class="title" presentation:user-transformed="true">
          <draw:text-box>
            <text:p><text:span text:style-name="T8">Data Structure –Stack-Array Implementation </text:span><text:span text:style-name="T9"><text:line-break/></text:span><text:span text:style-name="T9">free_stack(stack)</text:span></text:p>
          </draw:text-box>
        </draw:frame>
        <draw:g xml:id="id12" draw:id="id12">
          <draw:custom-shape draw:style-name="gr15" draw:text-style-name="P22" draw:layer="layout" svg:width="2cm" svg:height="1cm" svg:x="17.958cm" svg:y="4.93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8" draw:layer="layout" svg:width="1.7cm" svg:height="0.831cm" svg:x="16.458cm" svg:y="4.976cm">
            <draw:text-box>
              <text:p><text:span text:style-name="T12">item</text:span></text:p>
            </draw:text-box>
          </draw:frame>
        </draw:g>
        <draw:frame draw:style-name="gr16" draw:text-style-name="P20" xml:id="id13" draw:id="id13" draw:layer="layout" svg:width="2.005cm" svg:height="0.963cm" svg:x="17.953cm" svg:y="5.001cm">
          <draw:text-box>
            <text:p text:style-name="P19"><text:span text:style-name="T12"><text:s/></text:span><text:span text:style-name="T12">100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preset-property="Direction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custom-shape draw:style-name="gr8" draw:text-style-name="P15" draw:layer="layout" svg:width="11.1cm" svg:height="5.251cm" svg:x="2.5cm" svg:y="4.649cm">
          <text:p/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3.3cm" svg:height="0.962cm" svg:x="19.757cm" svg:y="3.576cm">
          <draw:text-box>
            <text:p><text:span text:style-name="T10">size</text:span><text:span text:style-name="T11"> = 4</text:span></text:p>
          </draw:text-box>
        </draw:frame>
        <draw:g>
          <draw:custom-shape draw:style-name="gr10" draw:text-style-name="P17" draw:layer="layout" svg:width="2cm" svg:height="1cm" svg:x="17.957cm" svg:y="6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8" draw:layer="layout" svg:width="2.8cm" svg:height="0.962cm" svg:x="15.557cm" svg:y="6.976cm">
            <draw:text-box>
              <text:p><text:span text:style-name="T12">capacity</text:span></text:p>
            </draw:text-box>
          </draw:frame>
        </draw:g>
        <draw:frame draw:style-name="gr11" draw:text-style-name="P20" draw:layer="layout" svg:width="1cm" svg:height="0.831cm" svg:x="18.557cm" svg:y="7.007cm">
          <draw:text-box>
            <text:p xml:id="id20" text:id="id20" text:style-name="P19"><text:span text:style-name="T12">4</text:span></text:p>
          </draw:text-box>
        </draw:frame>
        <draw:g>
          <draw:custom-shape draw:style-name="gr10" draw:text-style-name="P17" draw:layer="layout" svg:width="2cm" svg:height="1cm" svg:x="17.957cm" svg:y="8.9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8" draw:layer="layout" svg:width="1.8cm" svg:height="0.962cm" svg:x="16.857cm" svg:y="9.038cm">
            <draw:text-box>
              <text:p><text:span text:style-name="T12">top</text:span></text:p>
            </draw:text-box>
          </draw:frame>
        </draw:g>
        <draw:frame draw:style-name="gr11" draw:text-style-name="P20" draw:layer="layout" svg:width="1.4cm" svg:height="0.831cm" svg:x="18.357cm" svg:y="9.038cm">
          <draw:text-box>
            <text:p xml:id="id22" text:id="id22" text:style-name="P19"><text:span text:style-name="T12">3</text:span></text:p>
          </draw:text-box>
        </draw:frame>
        <draw:g>
          <draw:custom-shape draw:style-name="gr15" draw:text-style-name="P22" draw:layer="layout" svg:width="2cm" svg:height="1cm" svg:x="17.957cm" svg:y="4.93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8" draw:layer="layout" svg:width="1.7cm" svg:height="0.831cm" svg:x="16.457cm" svg:y="4.976cm">
            <draw:text-box>
              <text:p><text:span text:style-name="T12">item</text:span></text:p>
            </draw:text-box>
          </draw:frame>
        </draw:g>
        <draw:frame draw:style-name="gr17" draw:text-style-name="P20" draw:layer="layout" svg:width="2.2cm" svg:height="1cm" svg:x="17.954cm" svg:y="4.965cm">
          <draw:text-box>
            <text:p xml:id="id19" text:id="id19" text:style-name="P19"><text:span text:style-name="T12"><text:s/></text:span><text:span text:style-name="T12">NULL</text:span></text:p>
          </draw:text-box>
        </draw:frame>
        <draw:frame presentation:style-name="pr5" draw:text-style-name="P13" draw:layer="layout" svg:width="25.451cm" svg:height="2.597cm" svg:x="0.551cm" svg:y="0.208cm" presentation:class="title" presentation:user-transformed="true">
          <draw:text-box>
            <text:p><text:span text:style-name="T8">Data Structure –Stack-Array Implementation </text:span><text:span text:style-name="T9"><text:line-break/></text:span><text:span text:style-name="T9">free_stack(stack)</text:span></text:p>
          </draw:text-box>
        </draw:frame>
        <draw:g xml:id="id17" draw:id="id17">
          <draw:frame draw:style-name="gr12" draw:text-style-name="P18" draw:layer="layout" svg:width="1.7cm" svg:height="0.831cm" svg:x="22.3cm" svg:y="9.838cm">
            <draw:text-box>
              <text:p><text:span text:style-name="T12">item</text:span></text:p>
            </draw:text-box>
          </draw:frame>
          <draw:g>
            <draw:g>
              <draw:frame draw:style-name="gr13" draw:text-style-name="P20" draw:layer="layout" svg:width="2.411cm" svg:height="1.411cm" svg:x="24.341cm" svg:y="8.875cm">
                <draw:text-box>
                  <text:p text:style-name="P19"><text:span text:style-name="T12">item[0]</text:span></text:p>
                </draw:text-box>
              </draw:frame>
              <draw:frame draw:style-name="gr13" draw:text-style-name="P20" draw:layer="layout" svg:width="2.411cm" svg:height="1.411cm" svg:x="24.335cm" svg:y="7.675cm">
                <draw:text-box>
                  <text:p text:style-name="P19"><text:span text:style-name="T12">item[1]</text:span></text:p>
                </draw:text-box>
              </draw:frame>
              <draw:frame draw:style-name="gr13" draw:text-style-name="P20" draw:layer="layout" svg:width="2.411cm" svg:height="1.411cm" svg:x="24.389cm" svg:y="6.438cm">
                <draw:text-box>
                  <text:p text:style-name="P19"><text:span text:style-name="T12">item[2]</text:span></text:p>
                </draw:text-box>
              </draw:frame>
              <draw:frame draw:style-name="gr13" draw:text-style-name="P20" draw:layer="layout" svg:width="2.411cm" svg:height="1.411cm" svg:x="24.389cm" svg:y="5.175cm">
                <draw:text-box>
                  <text:p text:style-name="P19"><text:span text:style-name="T12">item[3]</text:span></text:p>
                </draw:text-box>
              </draw:frame>
              <draw:g>
                <draw:custom-shape draw:style-name="gr14" draw:text-style-name="P21" draw:layer="layout" svg:width="2.405cm" svg:height="1.2cm" svg:x="22.057cm" svg:y="8.63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4" draw:text-style-name="P21" draw:layer="layout" svg:width="2.405cm" svg:height="1.2cm" svg:x="22.057cm" svg:y="7.43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4" draw:text-style-name="P21" draw:layer="layout" svg:width="2.405cm" svg:height="1.2cm" svg:x="22.057cm" svg:y="6.23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4" draw:text-style-name="P21" draw:layer="layout" svg:width="2.405cm" svg:height="1.2cm" svg:x="22.057cm" svg:y="5.038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frame draw:style-name="gr11" draw:text-style-name="P20" draw:layer="layout" svg:width="1.684cm" svg:height="0.831cm" svg:x="22.469cm" svg:y="8.875cm">
              <draw:text-box>
                <text:p text:style-name="P19"><text:span text:style-name="T12">10</text:span></text:p>
              </draw:text-box>
            </draw:frame>
            <draw:frame draw:style-name="gr11" draw:text-style-name="P20" draw:layer="layout" svg:width="1.684cm" svg:height="0.831cm" svg:x="22.469cm" svg:y="7.8cm">
              <draw:text-box>
                <text:p text:style-name="P19"><text:span text:style-name="T12">20</text:span></text:p>
              </draw:text-box>
            </draw:frame>
            <draw:frame draw:style-name="gr11" draw:text-style-name="P20" draw:layer="layout" svg:width="1.443cm" svg:height="0.831cm" svg:x="22.469cm" svg:y="5.4cm">
              <draw:text-box>
                <text:p text:style-name="P19"><text:span text:style-name="T12">40</text:span></text:p>
              </draw:text-box>
            </draw:frame>
            <draw:frame draw:style-name="gr11" draw:text-style-name="P20" draw:layer="layout" svg:width="1.684cm" svg:height="0.831cm" svg:x="22.469cm" svg:y="6.6cm">
              <draw:text-box>
                <text:p text:style-name="P19"><text:span text:style-name="T12">30</text:span></text:p>
              </draw:text-box>
            </draw:frame>
          </draw:g>
        </draw:g>
        <draw:custom-shape draw:style-name="gr18" draw:text-style-name="P23" xml:id="id16" draw:id="id16" draw:layer="layout" svg:width="9.8cm" svg:height="0.9cm" svg:x="2.6cm" svg:y="5.1cm">
          <text:p/>
          <draw:enhanced-geometry svg:viewBox="0 0 21600 21600" draw:type="rectangle" draw:enhanced-path="M 0 0 L 21600 0 21600 21600 0 21600 0 0 Z N"/>
        </draw:custom-shape>
        <draw:g xml:id="id15" draw:id="id15">
          <draw:g>
            <draw:frame draw:style-name="gr19" draw:text-style-name="P24" draw:layer="layout" svg:width="10.4cm" svg:height="0.988cm" svg:x="2.4cm" svg:y="6.862cm">
              <draw:text-box>
                <text:p><text:span text:style-name="T13"><text:s text:c="4"/></text:span><text:span text:style-name="T13">stack <text:s text:c="8"/>item <text:s/>= NULL</text:span></text:p>
              </draw:text-box>
            </draw:frame>
            <draw:line draw:style-name="gr20" draw:text-style-name="P25" draw:layer="layout" svg:x1="5.166cm" svg:y1="7.362cm" svg:x2="6.715cm" svg:y2="7.362cm">
              <text:p/>
            </draw:line>
          </draw:g>
          <draw:g>
            <draw:g>
              <draw:frame draw:style-name="gr21" draw:text-style-name="P24" draw:layer="layout" svg:width="10.7cm" svg:height="1.725cm" svg:x="2.6cm" svg:y="5.1cm">
                <draw:text-box>
                  <text:p><text:span text:style-name="T13">If (stack <text:s text:c="8"/>item <text:s/>!= NULL)</text:span></text:p>
                </draw:text-box>
              </draw:frame>
              <draw:line draw:style-name="gr20" draw:text-style-name="P25" draw:layer="layout" svg:x1="5.446cm" svg:y1="5.6cm" svg:x2="7.04cm" svg:y2="5.6cm">
                <text:p/>
              </draw:line>
            </draw:g>
            <draw:g>
              <draw:frame draw:style-name="gr19" draw:text-style-name="P24" draw:layer="layout" svg:width="11.3cm" svg:height="0.988cm" svg:x="3.1cm" svg:y="6.062cm">
                <draw:text-box>
                  <text:p><text:span text:style-name="T13">free(stack <text:s text:c="8"/>item) </text:span></text:p>
                </draw:text-box>
              </draw:frame>
              <draw:line draw:style-name="gr20" draw:text-style-name="P25" draw:layer="layout" svg:x1="6.548cm" svg:y1="6.562cm" svg:x2="8.231cm" svg:y2="6.562cm">
                <text:p/>
              </draw:line>
            </draw:g>
            <draw:g>
              <draw:frame draw:style-name="gr22" draw:text-style-name="P24" draw:layer="layout" svg:width="7.834cm" svg:height="0.988cm" svg:x="3.201cm" svg:y="7.7cm">
                <draw:text-box>
                  <text:p><text:span text:style-name="T13">stack <text:s text:c="7"/>capacity = 0</text:span></text:p>
                </draw:text-box>
              </draw:frame>
              <draw:line draw:style-name="gr20" draw:text-style-name="P25" draw:layer="layout" svg:x1="5.101cm" svg:y1="8.2cm" svg:x2="6.501cm" svg:y2="8.2cm">
                <text:p/>
              </draw:line>
            </draw:g>
            <draw:g>
              <draw:frame draw:style-name="gr23" draw:text-style-name="P24" draw:layer="layout" svg:width="6.424cm" svg:height="0.988cm" svg:x="3.201cm" svg:y="8.562cm">
                <draw:text-box>
                  <text:p><text:span text:style-name="T13">stack <text:s text:c="7"/>top = -1</text:span></text:p>
                </draw:text-box>
              </draw:frame>
              <draw:line draw:style-name="gr20" draw:text-style-name="P25" draw:layer="layout" svg:x1="5.101cm" svg:y1="9.062cm" svg:x2="6.501cm" svg:y2="9.062cm">
                <text:p/>
              </draw:line>
            </draw:g>
          </draw:g>
        </draw:g>
        <draw:frame draw:style-name="gr11" draw:text-style-name="P20" draw:layer="layout" svg:width="1cm" svg:height="0.831cm" svg:x="18.557cm" svg:y="7.007cm">
          <draw:text-box>
            <text:p xml:id="id21" text:id="id21" text:style-name="P19"><text:span text:style-name="T12">0</text:span></text:p>
          </draw:text-box>
        </draw:frame>
        <draw:frame draw:style-name="gr11" draw:text-style-name="P20" draw:layer="layout" svg:width="1.4cm" svg:height="0.831cm" svg:x="18.357cm" svg:y="9.038cm">
          <draw:text-box>
            <text:p xml:id="id23" text:id="id23" text:style-name="P19"><text:span text:style-name="T12">-1</text:span></text:p>
          </draw:text-box>
        </draw:frame>
        <draw:frame draw:style-name="gr16" draw:text-style-name="P20" draw:layer="layout" svg:width="2.005cm" svg:height="0.963cm" svg:x="17.952cm" svg:y="4.938cm">
          <draw:text-box>
            <text:p xml:id="id18" text:id="id18" text:style-name="P19"><text:span text:style-name="T12"><text:s/></text:span><text:span text:style-name="T12">100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5" smil:attributeName="visibility" smil:to="visible"/>
                  <anim:transitionFilter smil:dur="0.5s" smil:targetElement="id15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16" svg:path="M0 0l-0.00357142857142857 0.0642539682539683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right" presentation:preset-property="Direction;Accelerate;Decelerate">
                  <anim:animate smil:dur="0.5s" smil:targetElement="id17" smil:attributeName="x" smil:values="x;1+width/2" smil:keyTimes="0;1"/>
                  <anim:animate smil:dur="0.5s" smil:targetElement="id17" smil:attributeName="y" smil:values="y;y" smil:keyTimes="0;1"/>
                  <anim:set smil:begin="0.499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16" svg:path="M-0.00357142857142857 0.080952380952381v0.036507936507936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16" svg:path="M-0.00303571428571429 0.115047619047619l-0.000535714285714286 0.0659047619047619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16" svg:path="M-0.00357142857142857 0.180952380952381v0.0507936507936508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Stack <text:s/>Code - </text:span><text:span text:style-name="T3">free_stack(st</text:span><text:span text:style-name="T3">ack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Stack - Linked </text:span><text:span text:style-name="T3">List </text:span><text:span text:style-name="T3">Implementati</text:span><text:span text:style-name="T3">on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none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D8F94BFADB08DA73.png" xlink:type="simple" xlink:show="embed" xlink:actuate="onLoad" loext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41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8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28D1801F1A1B74AA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8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4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8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8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8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4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8T20:36:48.701561082</meta:creation-date>
    <meta:editing-duration>P1DT18H29M38S</meta:editing-duration>
    <meta:editing-cycles>117</meta:editing-cycles>
    <meta:generator>LibreOffice/6.4.2.2$Linux_X86_64 LibreOffice_project/40$Build-2</meta:generator>
    <dc:title>Bright Blue</dc:title>
    <dc:date>2020-05-09T06:30:48.237476220</dc:date>
    <meta:document-statistic meta:object-count="200"/>
    <meta:template xlink:type="simple" xlink:actuate="onRequest" xlink:title="Bright Blue" xlink:href="../R05_Flowchart.odp" meta:date="2020-04-08T20:36:48.497255069"/>
  </office:meta>
</office:document-meta>
</file>